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1.46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>
            <text:p>Shedule to Flight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" office:value-type="string">
            <text:p>Write Ramp up period 0.01 sec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 table:number-columns-repeated="12"/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1639">
            <text:p>1639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2852">
            <text:p>2852</text:p>
          </table:table-cell>
          <table:table-cell table:style-name="ce2" office:value-type="float" office:value="306.156813406316">
            <text:p>306.15681340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.2387865498837">
            <text:p>60.2387865499</text:p>
          </table:table-cell>
          <table:table-cell table:style-name="ce2" office:value-type="float" office:value="7.58867525872559">
            <text:p>7.5886752587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00">
            <text:p>20000</text:p>
          </table:table-cell>
          <table:table-cell table:style-name="ce2" office:value-type="float" office:value="1594">
            <text:p>1594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2658">
            <text:p>2658</text:p>
          </table:table-cell>
          <table:table-cell table:style-name="ce2" office:value-type="float" office:value="265.766694854899">
            <text:p>265.76669485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2.2643682812855">
            <text:p>62.2643682813</text:p>
          </table:table-cell>
          <table:table-cell table:style-name="ce2" office:value-type="float" office:value="7.84385108231038">
            <text:p>7.843851082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1623">
            <text:p>1623</text:p>
          </table:table-cell>
          <table:table-cell table:style-name="ce2" office:value-type="float" office:value="217">
            <text:p>217</text:p>
          </table:table-cell>
          <table:table-cell table:style-name="ce2" office:value-type="float" office:value="2764">
            <text:p>2764</text:p>
          </table:table-cell>
          <table:table-cell table:style-name="ce2" office:value-type="float" office:value="273.936165731927">
            <text:p>273.93616573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1.2296130900749">
            <text:p>61.2296130901</text:p>
          </table:table-cell>
          <table:table-cell table:style-name="ce2" office:value-type="float" office:value="7.71349618029264">
            <text:p>7.713496180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400">
            <text:p>4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000">
            <text:p>40000</text:p>
          </table:table-cell>
          <table:table-cell table:style-name="ce2" office:value-type="float" office:value="1657">
            <text:p>1657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2944">
            <text:p>2944</text:p>
          </table:table-cell>
          <table:table-cell table:style-name="ce2" office:value-type="float" office:value="269.2627387731">
            <text:p>269.26273877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.0572646017978">
            <text:p>60.0572646018</text:p>
          </table:table-cell>
          <table:table-cell table:style-name="ce2" office:value-type="float" office:value="7.56580774768742">
            <text:p>7.5658077477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500">
            <text:p>5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000">
            <text:p>50000</text:p>
          </table:table-cell>
          <table:table-cell table:style-name="ce2" office:value-type="float" office:value="1638">
            <text:p>1638</text:p>
          </table:table-cell>
          <table:table-cell table:style-name="ce2" office:value-type="float" office:value="379">
            <text:p>379</text:p>
          </table:table-cell>
          <table:table-cell table:style-name="ce2" office:value-type="float" office:value="2861">
            <text:p>2861</text:p>
          </table:table-cell>
          <table:table-cell table:style-name="ce2" office:value-type="float" office:value="286.425129864245">
            <text:p>286.42512986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.3901201763392">
            <text:p>60.3901201763</text:p>
          </table:table-cell>
          <table:table-cell table:style-name="ce2" office:value-type="float" office:value="7.6077397487771">
            <text:p>7.6077397488</text:p>
          </table:table-cell>
          <table:table-cell table:style-name="ce2" office:value-type="float" office:value="129">
            <text:p>129</text:p>
          </table:table-cell>
        </table:table-row>
        <table:table-row table:style-name="ro3">
          <table:table-cell table:number-columns-repeated="2"/>
          <table:table-cell table:style-name="ce2" table:number-columns-repeated="10"/>
        </table:table-row>
        <table:table-row table:style-name="ro3">
          <table:table-cell table:number-columns-repeated="12"/>
        </table:table-row>
        <table:table-row table:style-name="ro2">
          <table:table-cell table:number-columns-repeated="3"/>
          <table:table-cell table:style-name="ce1" office:value-type="string">
            <text:p>READ Ramp up period 0.01 sec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12.4197248906729">
            <text:p>12.41972489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29.68820605513">
            <text:p>1129.6882060551</text:p>
          </table:table-cell>
          <table:table-cell table:style-name="ce2" office:value-type="float" office:value="142.314236895617">
            <text:p>142.3142368956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00">
            <text:p>2000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20.9437691521249">
            <text:p>20.94376915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95.11033236599">
            <text:p>1095.110332366</text:p>
          </table:table-cell>
          <table:table-cell table:style-name="ce2" office:value-type="float" office:value="137.958235229699">
            <text:p>137.9582352297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35.0713773071749">
            <text:p>35.07137730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48.916653487269">
            <text:p>948.9166534873</text:p>
          </table:table-cell>
          <table:table-cell table:style-name="ce2" office:value-type="float" office:value="119.54125810533">
            <text:p>119.541258105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400">
            <text:p>4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000">
            <text:p>40000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37.5417121760582">
            <text:p>37.54171217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19.017588402711">
            <text:p>819.0175884027</text:p>
          </table:table-cell>
          <table:table-cell table:style-name="ce2" office:value-type="float" office:value="103.177020414013">
            <text:p>103.177020414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500">
            <text:p>5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000">
            <text:p>5000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39.3792647054563">
            <text:p>39.37926470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15.676170846216">
            <text:p>715.6761708462</text:p>
          </table:table-cell>
          <table:table-cell table:style-name="ce2" office:value-type="float" office:value="90.1584238663689">
            <text:p>90.1584238664</text:p>
          </table:table-cell>
          <table:table-cell table:style-name="ce2" office:value-type="float" office:value="129">
            <text:p>129</text:p>
          </table:table-cell>
        </table:table-row>
        <table:table-row table:style-name="ro3">
          <table:table-cell table:number-columns-repeated="2"/>
          <table:table-cell table:style-name="ce2" table:number-columns-repeated="10"/>
        </table:table-row>
        <table:table-row table:style-name="ro3">
          <table:table-cell table:number-columns-repeated="12"/>
        </table:table-row>
        <table:table-row table:style-name="ro2">
          <table:table-cell table:number-columns-repeated="3"/>
          <table:table-cell table:style-name="ce1" office:value-type="string">
            <text:p>Update Ramp up period 0.01 sec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786">
            <text:p>786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539">
            <text:p>1539</text:p>
          </table:table-cell>
          <table:table-cell table:style-name="ce2" office:value-type="float" office:value="153.252305116889">
            <text:p>153.25230511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4.767620307178">
            <text:p>124.7676203072</text:p>
          </table:table-cell>
          <table:table-cell table:style-name="ce2" office:value-type="float" office:value="15.7177959176035">
            <text:p>15.7177959176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00">
            <text:p>20000</text:p>
          </table:table-cell>
          <table:table-cell table:style-name="ce2" office:value-type="float" office:value="801">
            <text:p>80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504">
            <text:p>1504</text:p>
          </table:table-cell>
          <table:table-cell table:style-name="ce2" office:value-type="float" office:value="142.032792844153">
            <text:p>142.03279284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2.649724651368">
            <text:p>122.6497246514</text:p>
          </table:table-cell>
          <table:table-cell table:style-name="ce2" office:value-type="float" office:value="15.4509907031509">
            <text:p>15.4509907032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809">
            <text:p>80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514">
            <text:p>1514</text:p>
          </table:table-cell>
          <table:table-cell table:style-name="ce2" office:value-type="float" office:value="152.008831893106">
            <text:p>152.00883189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1.488968801633">
            <text:p>121.4889688016</text:p>
          </table:table-cell>
          <table:table-cell table:style-name="ce2" office:value-type="float" office:value="15.3047626712994">
            <text:p>15.304762671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400">
            <text:p>4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000">
            <text:p>40000</text:p>
          </table:table-cell>
          <table:table-cell table:style-name="ce2" office:value-type="float" office:value="813">
            <text:p>813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1683">
            <text:p>1683</text:p>
          </table:table-cell>
          <table:table-cell table:style-name="ce2" office:value-type="float" office:value="154.321051204429">
            <text:p>154.32105120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9.515365194138">
            <text:p>119.5153651941</text:p>
          </table:table-cell>
          <table:table-cell table:style-name="ce2" office:value-type="float" office:value="15.0561348730896">
            <text:p>15.0561348731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500">
            <text:p>5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000">
            <text:p>50000</text:p>
          </table:table-cell>
          <table:table-cell table:style-name="ce2" office:value-type="float" office:value="852">
            <text:p>852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922">
            <text:p>1922</text:p>
          </table:table-cell>
          <table:table-cell table:style-name="ce2" office:value-type="float" office:value="182.969769743966">
            <text:p>182.9697697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6.136195238881">
            <text:p>116.1361952389</text:p>
          </table:table-cell>
          <table:table-cell table:style-name="ce2" office:value-type="float" office:value="14.630438658023">
            <text:p>14.630438658</text:p>
          </table:table-cell>
          <table:table-cell table:style-name="ce2" office:value-type="float" office:value="129">
            <text:p>129</text:p>
          </table:table-cell>
        </table:table-row>
        <table:table-row table:style-name="ro3" table:number-rows-repeated="5">
          <table:table-cell table:number-columns-repeated="2"/>
          <table:table-cell table:style-name="ce2" table:number-columns-repeated="10"/>
        </table:table-row>
        <table:table-row table:style-name="ro3" table:number-rows-repeated="1048543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0000-00-00T21:38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tz </meta:initial-creator>
    <meta:creation-date>2014-09-10T21:10:25</meta:creation-date>
    <meta:generator>LibreOffice/4.0.2.2$Linux_x86 LibreOffice_project/400m0$Build-2</meta:generator>
    <dc:date>2014-09-23T22:31:46</dc:date>
    <dc:creator>kattz </dc:creator>
    <meta:editing-duration>PT3H28M17S</meta:editing-duration>
    <meta:editing-cycles>40</meta:editing-cycles>
    <meta:document-statistic meta:table-count="1" meta:cell-count="202" meta:object-count="0"/>
  </office:meta>
</office:document-meta>
</file>